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weight="bold" officeooo:rsid="0029d005" officeooo:paragraph-rsid="0029d005" style:font-weight-asian="bold" style:font-weight-complex="bold"/>
    </style:style>
    <style:style style:name="P4" style:family="paragraph" style:parent-style-name="Standard">
      <style:text-properties style:font-name="DejaVu Sans Condensed1" fo:font-weight="bold" officeooo:rsid="003cd43b" officeooo:paragraph-rsid="003cd43b" style:font-weight-asian="bold" style:font-weight-complex="bold"/>
    </style:style>
    <style:style style:name="P5" style:family="paragraph" style:parent-style-name="Standard">
      <style:text-properties style:font-name="DejaVu Sans Condensed1" fo:font-weight="normal" officeooo:rsid="0029d005" officeooo:paragraph-rsid="0029d005" style:font-weight-asian="normal" style:font-weight-complex="normal"/>
    </style:style>
    <style:style style:name="P6" style:family="paragraph" style:parent-style-name="Standard">
      <style:text-properties style:font-name="DejaVu Sans Condensed1" officeooo:rsid="001e3195" officeooo:paragraph-rsid="00311d16"/>
    </style:style>
    <style:style style:name="P7" style:family="paragraph" style:parent-style-name="Standard">
      <style:text-properties style:font-name="DejaVu Sans Condensed1" officeooo:rsid="002fe28a" officeooo:paragraph-rsid="001ce401"/>
    </style:style>
    <style:style style:name="P8" style:family="paragraph" style:parent-style-name="Standard" style:list-style-name="L1">
      <style:text-properties style:font-name="DejaVu Sans Condensed1" fo:font-weight="normal" officeooo:rsid="002e57e4" officeooo:paragraph-rsid="002e57e4" style:font-weight-asian="normal" style:font-weight-complex="normal"/>
    </style:style>
    <style:style style:name="P9" style:family="paragraph" style:parent-style-name="Standard" style:list-style-name="L1">
      <style:text-properties officeooo:rsid="004d4161" officeooo:paragraph-rsid="004d4161"/>
    </style:style>
    <style:style style:name="P10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style:font-name="DejaVu Sans Condensed1" officeooo:rsid="004d4161" officeooo:paragraph-rsid="004d4161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d4161" officeooo:paragraph-rsid="004d4161"/>
    </style:style>
    <style:style style:name="P1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dbba8" officeooo:paragraph-rsid="004dbba8"/>
    </style:style>
    <style:style style:name="P1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1be21" officeooo:paragraph-rsid="0051be21"/>
    </style:style>
    <style:style style:name="P1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1be21" officeooo:paragraph-rsid="0054c07e"/>
    </style:style>
    <style:style style:name="P1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638d5" officeooo:paragraph-rsid="005638d5"/>
    </style:style>
    <style:style style:name="P1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59b73e" officeooo:paragraph-rsid="0059b73e"/>
    </style:style>
    <style:style style:name="P17" style:family="paragraph" style:parent-style-name="Standard">
      <style:paragraph-properties fo:margin-left="0.5in" fo:margin-right="0in" fo:text-indent="-0.5in" style:auto-text-indent="false" fo:break-before="page">
        <style:tab-stops/>
      </style:paragraph-properties>
      <style:text-properties style:font-name="DejaVu Sans Condensed1" officeooo:rsid="0051be21" officeooo:paragraph-rsid="0054c07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4b8c9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4d57c2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4d57c2"/>
    </style:style>
    <style:style style:name="T7" style:family="text">
      <style:text-properties style:font-name="DejaVu Sans Mono" officeooo:rsid="0052a5c0"/>
    </style:style>
    <style:style style:name="T8" style:family="text">
      <style:text-properties style:font-name="DejaVu Sans Mono" officeooo:rsid="0053a3d8"/>
    </style:style>
    <style:style style:name="T9" style:family="text">
      <style:text-properties style:font-name="DejaVu Sans Mono" officeooo:rsid="0054c07e"/>
    </style:style>
    <style:style style:name="T10" style:family="text">
      <style:text-properties style:font-name="DejaVu Sans Mono" officeooo:rsid="00575a56"/>
    </style:style>
    <style:style style:name="T11" style:family="text">
      <style:text-properties style:font-name="DejaVu Sans Mono" officeooo:rsid="0057e724"/>
    </style:style>
    <style:style style:name="T12" style:family="text">
      <style:text-properties style:font-name="DejaVu Sans Condensed1"/>
    </style:style>
    <style:style style:name="T13" style:family="text">
      <style:text-properties style:font-name="DejaVu Sans Condensed1" officeooo:rsid="0052a5c0"/>
    </style:style>
    <style:style style:name="T14" style:family="text">
      <style:text-properties style:font-name="DejaVu Sans Condensed1" officeooo:rsid="0053a3d8"/>
    </style:style>
    <style:style style:name="T15" style:family="text">
      <style:text-properties style:font-name="DejaVu Sans Condensed1" officeooo:rsid="0054c07e"/>
    </style:style>
    <style:style style:name="T16" style:family="text">
      <style:text-properties style:font-name="DejaVu Sans Condensed1" officeooo:rsid="005638d5"/>
    </style:style>
    <style:style style:name="T17" style:family="text">
      <style:text-properties style:font-name="DejaVu Sans Condensed1" officeooo:rsid="00575a56"/>
    </style:style>
    <style:style style:name="T18" style:family="text">
      <style:text-properties style:font-name="DejaVu Sans Condensed1" officeooo:rsid="0057e724"/>
    </style:style>
    <style:style style:name="T19" style:family="text">
      <style:text-properties officeooo:rsid="004eb14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<text:span text:style-name="T2">4</text:span>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3">Pre-lab Questions</text:p>
      <text:list xml:id="list3655949043718447350" text:style-name="L1">
        <text:list-header>
          <text:p text:style-name="P8"/>
        </text:list-header>
        <text:list-item>
          <text:p text:style-name="P9">The two possible values for a relational expression are <text:span text:style-name="T1">true</text:span> and <text:span text:style-name="T1">false</text:span>.</text:p>
          <text:p text:style-name="P9"/>
        </text:list-item>
        <text:list-item>
          <text:p text:style-name="P9">C++ uses the <text:span text:style-name="T1">&amp;&amp;</text:span> symbol to represent the AND operator.</text:p>
          <text:p text:style-name="P9"/>
        </text:list-item>
        <text:list-item>
          <text:p text:style-name="P9">The switch statement and if statements are examples of <text:span text:style-name="T1">conditional</text:span> statements.</text:p>
          <text:p text:style-name="P9"/>
        </text:list-item>
        <text:list-item>
          <text:p text:style-name="P9">In C++ is the meaning of the OR logical operator inclusive or exclusive? <text:span text:style-name="T1">inclusive</text:span></text:p>
          <text:p text:style-name="P9"><text:span text:style-name="T1"/></text:p>
        </text:list-item>
        <text:list-item>
          <text:p text:style-name="P9">C++ uses the <text:span text:style-name="T3">||</text:span> symbol to represent the OR operator.</text:p>
          <text:p text:style-name="P9"/>
        </text:list-item>
        <text:list-item>
          <text:p text:style-name="P9">It is good programming practice to do what to the operand after the NOT operator? <text:span text:style-name="T1">surround the operand in parenthesis</text:span>.</text:p>
          <text:p text:style-name="P9"/>
        </text:list-item>
        <text:list-item>
          <text:p text:style-name="P9">The switch statement uses the value of a(n) <text:span text:style-name="T1">integer</text:span><text:span text:style-name="T3"> expression</text:span> to determine which group of statements to branch through.</text:p>
          <text:p text:style-name="P9"></text:p>
        </text:list-item>
        <text:list-item>
          <text:p text:style-name="P9">In a switch statement the <text:span text:style-name="T1">default</text:span> branch is followed if none of the case expressions match the given switch expression.</text:p>
          <text:p text:style-name="P9"/>
        </text:list-item>
        <text:list-item>
          <text:p text:style-name="P9">C++ allows the programmer to compare numeric values using <text:span text:style-name="T1">relational operators</text:span>.</text:p>
          <text:p text:style-name="P9"/>
        </text:list-item>
        <text:list-item>
          <text:p text:style-name="P9">The C++ symbol for equality is <text:span text:style-name="T3">==</text:span>.</text:p>
        </text:list-item>
      </text:list>
      <text:p text:style-name="P5"/>
      <text:p text:style-name="P1"/>
      <text:p text:style-name="P4">Labs</text:p>
      <text:p text:style-name="P6">This lab was completed using g++ 4.9.1 on linux kernel 3.16.1, x86_64</text:p>
      <text:p text:style-name="P7"/>
      <text:p text:style-name="P10">4.1<text:tab/><text:span text:style-name="T4">Compiling and running the program without any modification shows that no matter what integer you give for </text:span><text:span text:style-name="T6">num1</text:span><text:span text:style-name="T4">, <text:s/>the program tells you that they're equal, even when they're not. This is because the first </text:span><text:span text:style-name="T6">if</text:span><text:span text:style-name="T4"> statement on line 19 uses the assignment operator (</text:span><text:span text:style-name="T6">=</text:span><text:span text:style-name="T4">) instead of the equal-to operator (</text:span><text:span text:style-name="T6">==</text:span><text:span text:style-name="T4">).</text:span></text:p>
      <text:p text:style-name="P11"/>
      <text:p text:style-name="P12">4.2<text:tab/>The initial program does not print any response if you give it an average of <text:span text:style-name="T5">60</text:span>, because the if statements only catch scores above and below <text:span text:style-name="T5">60</text:span>. changing the first if statement to use greater-than-or-equal-to (<text:span text:style-name="T5">&gt;=</text:span>) instead of greater-than (<text:span text:style-name="T5">&gt;</text:span>) fixes this problem.<text:line-break/><text:line-break/><text:span text:style-name="T19">After modifying the program as instructed in Exercise 3, if you input a negative value for your average, you get no response about the grade.</text:span></text:p>
      <text:p text:style-name="P12"/>
      <text:p text:style-name="P13"/>
      <text:p text:style-name="P17">4.3<text:tab/>The first <text:span text:style-name="T5">if</text:span> statement could be rewritten from:<text:line-break/><text:span text:style-name="T5">if (gpa &gt;= 2.0 &amp;&amp; year == '4')<text:line-break/></text:span><text:span text:style-name="T12">to include a NOT (</text:span><text:span text:style-name="T5">!</text:span><text:span text:style-name="T12">) operator.</text:span><text:span text:style-name="T5"><text:line-break/>if (!(gpa &lt; 2.0) &amp;&amp; year == '4')<text:line-break/><text:line-break/></text:span><text:span text:style-name="T13">You couldn't replace the </text:span><text:span text:style-name="T7">year !='4'</text:span><text:span text:style-name="T13"> with </text:span><text:span text:style-name="T7">year &lt; 4</text:span><text:span text:style-name="T13"> or </text:span><text:span text:style-name="T7">year &lt;= 3</text:span><text:span text:style-name="T13"> because the current comparison is a comparison to a character, with an equivalent integer value much higher than </text:span><text:span text:style-name="T7">4</text:span><text:span text:style-name="T13">. If you made such a change, no properly input </text:span><text:span text:style-name="T7">year</text:span><text:span text:style-name="T13"> would return </text:span><text:span text:style-name="T7">true</text:span><text:span text:style-name="T13"> for the first half of the </text:span><text:span text:style-name="T7">else if</text:span><text:span text:style-name="T13"> statement, and the conditional statement would rely entirely on the value of </text:span><text:span text:style-name="T7">gpa</text:span><text:span text:style-name="T13">. This would mean that given a </text:span><text:span text:style-name="T7">year</text:span><text:span text:style-name="T13"> of </text:span><text:span text:style-name="T7">'1'</text:span><text:span text:style-name="T13">, </text:span><text:span text:style-name="T7">'2'</text:span><text:span text:style-name="T13">, or </text:span><text:span text:style-name="T7">'3'</text:span><text:span text:style-name="T13"> and a </text:span><text:span text:style-name="T7">gpa &gt;= 2.0</text:span><text:span text:style-name="T13">, no output would be shown.<text:line-break/><text:line-break/></text:span><text:span text:style-name="T14">If you make the changes outlined in exercise 3, all seniors and all other students with </text:span><text:span text:style-name="T8">gpa &gt;= 2.0</text:span><text:span text:style-name="T14"> will receive the message </text:span><text:span text:style-name="T8">“It is time to graduate soon”</text:span><text:span text:style-name="T14">, and only non-seniors with </text:span><text:span text:style-name="T8">gpa &lt; 2.0</text:span><text:span text:style-name="T14"> (everybody else) will receive the message </text:span><text:span text:style-name="T8">“You need more schooling”</text:span><text:span text:style-name="T14">. All students will receive one of the two messages, but this is obviously not the intended output since freshman with a </text:span><text:span text:style-name="T8">gpa &gt; 2.0</text:span><text:span text:style-name="T14"> would be notified of their false imminent graduation.<text:line-break/><text:line-break/></text:span><text:span text:style-name="T15">The </text:span><text:span text:style-name="T9">else if (year != '4' || gpa &lt;2.0)</text:span><text:span text:style-name="T15"> could be (and should be) replaced with a simple </text:span><text:span text:style-name="T9">else</text:span><text:span text:style-name="T15"> condition and function as intended.<text:line-break/><text:line-break/></text:span><text:span text:style-name="T16">Because of the wording of these exercises, only a few of the changes have been applied.</text:span></text:p>
      <text:p text:style-name="P14"/>
      <text:p text:style-name="P15"><text:span text:style-name="T15">4.</text:span><text:span text:style-name="T12">4<text:tab/></text:span><text:span text:style-name="T17">Removing the </text:span><text:span text:style-name="T10">break;</text:span><text:span text:style-name="T17"> statements causes the program to jump to the appropriate </text:span><text:span text:style-name="T10">case</text:span><text:span text:style-name="T17"> and execute its contents, but then the program executes the contents of every other </text:span><text:span text:style-name="T10">case</text:span><text:span text:style-name="T17"> appearing below it, including the </text:span><text:span text:style-name="T10">default</text:span><text:span text:style-name="T17">.<text:line-break/><text:line-break/></text:span><text:span text:style-name="T18">I rewrote the program using a trailing only </text:span><text:span text:style-name="T11">if</text:span><text:span text:style-name="T18"> and </text:span><text:span text:style-name="T11">else</text:span><text:span text:style-name="T18"> statements, and it did include a trailing </text:span><text:span text:style-name="T11">else</text:span><text:span text:style-name="T18"> statement, which basically corresponded to the </text:span><text:span text:style-name="T11">default</text:span><text:span text:style-name="T18"> case of a switch statement.</text:span></text:p>
      <text:p text:style-name="P15"/>
      <text:p text:style-name="P16"><text:span text:style-name="T18">4.</text:span><text:span text:style-name="T12">5<text:tab/>Student Generated Code Assignment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11T13:47:31.256792099</dc:date>
    <meta:editing-duration>PT7H50M7S</meta:editing-duration>
    <meta:editing-cycles>50</meta:editing-cycles>
    <meta:generator>LibreOffice/4.2.5.2$Linux_X86_64 LibreOffice_project/420m0$Build-2</meta:generator>
    <meta:document-statistic meta:table-count="0" meta:image-count="0" meta:object-count="0" meta:page-count="2" meta:paragraph-count="22" meta:word-count="598" meta:character-count="3411" meta:non-whitespace-character-count="2816"/>
  </office:meta>
</office:document-meta>
</file>